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2a41d" officeooo:paragraph-rsid="0012a41d"/>
    </style:style>
    <style:style style:name="P2" style:family="paragraph" style:parent-style-name="Standard">
      <style:text-properties officeooo:rsid="000eddea" officeooo:paragraph-rsid="000eddea"/>
    </style:style>
    <style:style style:name="P3" style:family="paragraph" style:parent-style-name="Standard" style:list-style-name="L1">
      <style:text-properties officeooo:rsid="000eddea" officeooo:paragraph-rsid="000eddea"/>
    </style:style>
    <style:style style:name="P4" style:family="paragraph" style:parent-style-name="Standard">
      <style:text-properties officeooo:rsid="00101d31" officeooo:paragraph-rsid="00101d31"/>
    </style:style>
    <style:style style:name="P5" style:family="paragraph" style:parent-style-name="Standard">
      <style:text-properties officeooo:rsid="00112af9" officeooo:paragraph-rsid="00112af9"/>
    </style:style>
    <style:style style:name="P6" style:family="paragraph" style:parent-style-name="Standard">
      <style:text-properties officeooo:rsid="001252e4" officeooo:paragraph-rsid="001252e4"/>
    </style:style>
    <style:style style:name="P7" style:family="paragraph" style:parent-style-name="Standard">
      <style:text-properties officeooo:rsid="0012a41d" officeooo:paragraph-rsid="0012a41d"/>
    </style:style>
    <style:style style:name="P8" style:family="paragraph" style:parent-style-name="Text_20_body">
      <style:text-properties officeooo:rsid="0012a41d" officeooo:paragraph-rsid="0012a41d"/>
    </style:style>
    <style:style style:name="P9" style:family="paragraph" style:parent-style-name="Text_20_body">
      <style:text-properties officeooo:rsid="0013b2a2" officeooo:paragraph-rsid="0013b2a2"/>
    </style:style>
    <style:style style:name="T1" style:family="text">
      <style:text-properties officeooo:rsid="00101d31"/>
    </style:style>
    <style:style style:name="T2" style:family="text">
      <style:text-properties officeooo:rsid="0013b2a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iget Zoo Adventures (RZA) wanted a solution that offers information about the available attractions, and allows customers to book zoo tickets and hotel stays.</text:p>
      <text:p text:style-name="P2"/>
      <text:p text:style-name="P2">The owner of RZA wanted to develop a <text:span text:style-name="T1">digital </text:span>solution that:</text:p>
      <text:list text:style-name="L1">
        <text:list-item>
          <text:p text:style-name="P3">Provides customers with help and information about the available attractions and facilities</text:p>
        </text:list-item>
        <text:list-item>
          <text:p text:style-name="P3">Provides materials to support educational visits</text:p>
        </text:list-item>
        <text:list-item>
          <text:p text:style-name="P3">Allows customers to:</text:p>
          <text:list>
            <text:list-item>
              <text:p text:style-name="P3">Reserve and book tickets for the zoo</text:p>
            </text:list-item>
            <text:list-item>
              <text:p text:style-name="P3">Check availability for, and book a stay at the hotel</text:p>
            </text:list-item>
          </text:list>
        </text:list-item>
      </text:list>
      <text:p text:style-name="P2"/>
      <text:p text:style-name="P4">I believe that the solution developed meets Riget Zoo Adventures’ needs and requirements, and that the majority of the User Acceptance Criteria has been met.</text:p>
      <text:p text:style-name="P4"/>
      <text:p text:style-name="P5">I believe that the User Acceptance Criteria (UAC) for page layout has been met as the website has a navigation bar present at the top of every page that links to the other pages; the website design is mostly responsive and formats itself correctly on most screen sizes; and all page content (text, images) is clearly readable/visible and formatted correctly. Although, the page footer was not finished during development, and consequently does not appear on the website for users.</text:p>
      <text:p text:style-name="P5"/>
      <text:p text:style-name="P5">I believe that the User Acceptance Criteria for accessibility has been mostly unmet as the solution does not have an accessibility panel available to users, meaning users cannot change the font size, text colour, or enable a dyslexia-friendly font. Although the option for reduced motion has not been implemented, I believe that it is not required in the solution’s current state, due to the absence of videos, and animations have been kept to a minimum.</text:p>
      <text:p text:style-name="P5"/>
      <text:p text:style-name="P5">I believe that the User Acceptance Criteria for the homepage has mostly been met, as users can view and interact with the homepage; all content on the homepage is clearly readable and formatted appropriately; there is a section dedicated to showing users new attractions without having to navigate to the attractions page; the banner, and attractions images load correctly with correct formatting; and there is a section that allows users to access links to other pages (including ticket booking, account creation, the about us page, and attractions), as well as the navigation bar which is present at the top of every page. The solution’s homepage can be easily navigated on desktop devices, however the navigation bar and links section do not scale well on mobile devices.</text:p>
      <text:p text:style-name="P5"/>
      <text:p text:style-name="P6">I believe the about us page acceptance criteria has been met, as all text and image content is clearly readable and formatted appropriately; the page includes a banner image which shows users the entrance to the zoo; information is provided about the company, including purpose and history; and the page has a link to the ticket booking page, as well as the navigation bar, as is standard on every page. The about us page does not provide information about team members, as unfortunately this information was not provided to the developer, however information about the team members can be added in future revisions.</text:p>
      <text:p text:style-name="P6"/>
      <text:p text:style-name="P6">I believe the acceptance criteria for the accounts page (login/register) has been successfully met, as the solution provides users with the option to login or create an account, both having client-side validation for inputs; users can switch between the login and account creation form on mobile devices as the forms will switch to a vertical layout on devices with smaller screen widths, rather than the default horizontal layout on larger devices. Although the solution does have client-side validation of inputs, I feel it does not successfully meet the requirements for input validation preventing the submission of incomplete or incorrect information due to the vulnerability where arbitrary data can be submitted in the case that JavaScript is blocked on the client’s browser.</text:p>
      <text:p text:style-name="P6"/>
      <text:p text:style-name="P7"><text:soft-page-break/>I believe the user acceptance criteria for the zoo tickets and hotel booking pages has been partially met, as users are able to successfully select ticket types, number of visitors, and number of nights; input validation prevents invalid bookings; and users can view their bookings on the account dashboard page. However, the solution has not fully met this criteria, as input validation is not performed on the back-end; users do not have the option to modify or cancel their bookings; and users do not receive a confirmation email after reserving zoo tickets or booking a hotel stay.</text:p>
      <text:p text:style-name="P6"/>
      <text:p text:style-name="P6"/>
      <text:p text:style-name="P6"/>
      <text:h text:style-name="P1" text:outline-level="2">H<text:span text:style-name="T2">o</text:span>w could the prototype be further developed?</text:h>
      <text:p text:style-name="P8">I believe that one major way the prototype could be further developed is the introduction of server-side validation for all input fields, as users can currently submit arbitrary – and potentially malicious – data by simply blocking the execution of JavaScript on their device. The introduction of server-side validation would mean that even in the case of a user submitting arbitrary data, the server would detect and block that so it cannot be used for harmful purposes.</text:p>
      <text:p text:style-name="P8">Another way I believe the prototype could be further improved is by introducing a “forgot password” option to the login form, so that users who have forgotten their password may be able to recover their accounts via another method of authentication.</text:p>
      <text:p text:style-name="P8">Additionally, an important front-end improvement to the prototype would be to add increased support and responsiveness on mobile devices as this can vastly improve the user experience. The update for mobile responsiveness would prevent issues such as sections extending past the visible width of the screen; the navigation bar not scaling down with the screen size; and media elements on the about us page becoming stretched.</text:p>
      <text:p text:style-name="P9">Furthermore, the prototype can be improved by implementing a feature to send users a confirmation email containing their reservation and booking details.</text:p>
      <text:p text:style-name="P8">Finally, <text:span text:style-name="T2">the solution can be improved by updating the about us page to include information about the Riget Zoo Adventures team member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9T10:10:24.461668741</meta:creation-date>
    <meta:generator>LibreOffice/24.2.7.2$Linux_X86_64 LibreOffice_project/420$Build-2</meta:generator>
    <dc:date>2026-01-29T11:58:33.975576965</dc:date>
    <meta:editing-duration>PT10M59S</meta:editing-duration>
    <meta:editing-cycles>1</meta:editing-cycles>
    <meta:document-statistic meta:table-count="0" meta:image-count="0" meta:object-count="0" meta:page-count="2" meta:paragraph-count="20" meta:word-count="937" meta:character-count="5796" meta:non-whitespace-character-count="4882"/>
  </office:meta>
</office:document-meta>
</file>